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9e31" officeooo:paragraph-rsid="00019e31"/>
    </style:style>
    <style:style style:name="T1" style:family="text">
      <style:text-properties officeooo:rsid="00017b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 projet est effectué au sein de l’entreprise Tony Dominguez, autoentrepreneur à la création de site web.</text:p>
      <text:p text:style-name="P1"/>
      <text:p text:style-name="Standard"><text:s/><text:span text:style-name="T1">Le projet consiste à la création d’un site vitrine pour la présentation du métier exercé ( le débosselage sans peinture) et à la prise de contact avec l’entrepri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1:32:34.937000000</meta:creation-date>
    <dc:date>2019-03-19T15:20:24.081000000</dc:date>
    <meta:editing-duration>PT3H27M28S</meta:editing-duration>
    <meta:editing-cycles>1</meta:editing-cycles>
    <meta:document-statistic meta:table-count="0" meta:image-count="0" meta:object-count="0" meta:page-count="1" meta:paragraph-count="2" meta:word-count="45" meta:character-count="271" meta:non-whitespace-character-count="227"/>
    <meta:generator>LibreOffice/6.1.1.2$Windows_X86_64 LibreOffice_project/5d19a1bfa650b796764388cd8b33a5af1f5baa1b</meta:generator>
  </office:meta>
</office:document-meta>
</file>